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on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threeBlad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1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eightBlad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1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 smil:direction="revers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 smil:direction="reverse"/>
    </style:style>
    <style:style style:name="dp1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1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 smil:direction="reverse"/>
    </style:style>
    <style:style style:name="dp1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randomBarWipe" smil:subtype="horizontal"/>
    </style:style>
    <style:style style:name="dp2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checkerBoardWipe" smil:subtype="across"/>
    </style:style>
    <style:style style:name="dp2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diamond"/>
    </style:style>
    <style:style style:name="dp2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rectangle"/>
    </style:style>
    <style:style style:name="dp2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nWipe" smil:subtype="centerTop"/>
    </style:style>
    <style:style style:name="dp2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3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lindsWipe" smil:subtype="horizontal"/>
    </style: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3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fadeOverColor"/>
    </style:style>
    <style:style style:name="dp3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3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/>
    </style:style>
    <style:style style:name="dp3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3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/>
    </style: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3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/>
    </style:style>
    <style:style style:name="dp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4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/>
    </style: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4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combHorizontal"/>
    </style:style>
    <style:style style:name="dp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4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Right"/>
    </style: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4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Bottom"/>
    </style: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5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horizontal"/>
    </style:style>
    <style:style style:name="dp5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 smil:direction="reverse"/>
    </style:style>
    <style:style style:name="dp5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vertical"/>
    </style:style>
    <style:style style:name="dp5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Left" smil:direction="reverse"/>
    </style:style>
    <style:style style:name="dp5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5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Right" smil:direction="reverse"/>
    </style:style>
    <style:style style:name="dp5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5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cornersOut"/>
    </style: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6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fanOutHorizontal"/>
    </style:style>
    <style:style style:name="dp6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6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leftToRight"/>
    </style:style>
    <style:style style:name="dp6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6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Left"/>
    </style:style>
    <style:style style:name="dp6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6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Right"/>
    </style:style>
    <style:style style:name="dp6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6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Center"/>
    </style:style>
    <style:style style:name="dp6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7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Center"/>
    </style:style>
    <style:style style:name="dp7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7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orizontal"/>
    </style:style>
    <style:style style:name="dp7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7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zoom" smil:subtype="rotateIn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Up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Right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 xml:id="id3" draw:id="id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Left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 xml:id="id4" draw:id="id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Down</text:span></text:p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 xml:id="id5" draw:id="id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1 Spoke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 xml:id="id6" draw:id="id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2 Spokes</text:span></text:p>
          </draw:text-box>
        </draw:frame>
        <anim:par presentation:node-type="timing-root">
          <anim:par smil:begin="id6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 xml:id="id7" draw:id="id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3 Spokes</text:span></text:p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 xml:id="id8" draw:id="id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4 Spokes</text:span></text:p>
          </draw:text-box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 xml:id="id9" draw:id="id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8 spokes</text:span></text:p>
          </draw:text-box>
        </draw:frame>
        <anim:par presentation:node-type="timing-root">
          <anim:par smil:begin="id9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 xml:id="id10" draw:id="id1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Down</text:span>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 xml:id="id11" draw:id="id1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</text:span></text:p>
          </draw:text-box>
        </draw:frame>
        <anim:par presentation:node-type="timing-root">
          <anim:par smil:begin="id1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</text:span></text:p>
          </draw:text-box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 xml:id="id13" draw:id="id1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Up</text:span></text:p>
          </draw:text-box>
        </draw:frame>
        <anim:par presentation:node-type="timing-root">
          <anim:par smil:begin="id1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 xml:id="id14" draw:id="id1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Down</text:span></text:p>
          </draw:text-box>
        </draw:frame>
        <anim:par presentation:node-type="timing-root">
          <anim:par smil:begin="id1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 xml:id="id15" draw:id="id1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Up</text:span></text:p>
          </draw:text-box>
        </draw:frame>
        <anim:par presentation:node-type="timing-root">
          <anim:par smil:begin="id15.begin">
            <anim:transitionFilter smil:dur="2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 xml:id="id16" draw:id="id1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Down</text:span></text:p>
          </draw:text-box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 xml:id="id17" draw:id="id1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Up</text:span></text:p>
          </draw:text-box>
        </draw:frame>
        <anim:par presentation:node-type="timing-root">
          <anim:par smil:begin="id17.begin">
            <anim:transitionFilter smil:dur="2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32" xml:id="id18" draw:id="id1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Vertical</text:span></text:p>
          </draw:text-box>
        </draw:frame>
        <anim:par presentation:node-type="timing-root">
          <anim:par smil:begin="id18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1T32" xml:id="id19" draw:id="id1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Horizontal</text:span></text:p>
          </draw:text-box>
        </draw:frame>
        <anim:par presentation:node-type="timing-root">
          <anim:par smil:begin="id19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1T32" xml:id="id20" draw:id="id2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Down</text:span>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1T32" xml:id="id21" draw:id="id2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Across</text:span></text:p>
          </draw:text-box>
        </draw:frame>
        <anim:par presentation:node-type="timing-root">
          <anim:par smil:begin="id21.begin">
            <anim:transitionFilter smil:dur="2s" smil:type="checkerBoard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1T32" xml:id="id22" draw:id="id2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Plus</text:span></text:p>
          </draw:text-box>
        </draw:frame>
        <anim:par presentation:node-type="timing-root">
          <anim:par smil:begin="id2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1T32" xml:id="id23" draw:id="id2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Diamond</text:span></text:p>
          </draw:text-box>
        </draw:frame>
        <anim:par presentation:node-type="timing-root">
          <anim:par smil:begin="id23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1T32" xml:id="id24" draw:id="id2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Circle</text:span></text:p>
          </draw:text-box>
        </draw:frame>
        <anim:par presentation:node-type="timing-root">
          <anim:par smil:begin="id2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1T32" xml:id="id25" draw:id="id2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Out</text:span></text:p>
          </draw:text-box>
        </draw:frame>
        <anim:par presentation:node-type="timing-root">
          <anim:par smil:begin="id2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1T32" xml:id="id26" draw:id="id2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In</text:span></text:p>
          </draw:text-box>
        </draw:frame>
        <anim:par presentation:node-type="timing-root">
          <anim:par smil:begin="id2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1T32" xml:id="id27" draw:id="id2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edge</text:span></text:p>
          </draw:text-box>
        </draw:frame>
        <anim:par presentation:node-type="timing-root">
          <anim:par smil:begin="id2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1T32" xml:id="id28" draw:id="id2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Vertical</text:span></text:p>
          </draw:text-box>
        </draw:frame>
        <anim:par presentation:node-type="timing-root">
          <anim:par smil:begin="id2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" presentation:presentation-page-layout-name="AL1T32" xml:id="id29" draw:id="id2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Horizontal</text:span></text:p>
          </draw:text-box>
        </draw:frame>
        <anim:par presentation:node-type="timing-root">
          <anim:par smil:begin="id29.begin">
            <anim:transitionFilter smil:dur="2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" presentation:presentation-page-layout-name="AL1T32" xml:id="id30" draw:id="id3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Through Black</text:span></text:p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" presentation:presentation-page-layout-name="AL1T32" xml:id="id31" draw:id="id3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ut Through Black</text:span></text:p>
          </draw:text-box>
        </draw:frame>
        <anim:par presentation:node-type="timing-root">
          <anim:par smil:begin="id3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" presentation:presentation-page-layout-name="AL1T32" xml:id="id32" draw:id="id3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Down</text:span></text:p>
          </draw:text-box>
        </draw:frame>
        <anim:par presentation:node-type="timing-root">
          <anim:par smil:begin="id3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" presentation:presentation-page-layout-name="AL1T32" xml:id="id33" draw:id="id3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</text:span></text:p>
          </draw:text-box>
        </draw:frame>
        <anim:par presentation:node-type="timing-root">
          <anim:par smil:begin="id3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" presentation:presentation-page-layout-name="AL1T32" xml:id="id34" draw:id="id3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</text:span></text:p>
          </draw:text-box>
        </draw:frame>
        <anim:par presentation:node-type="timing-root">
          <anim:par smil:begin="id34.begin">
            <anim:transitionFilter smil:dur="2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" presentation:presentation-page-layout-name="AL1T32" xml:id="id35" draw:id="id3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Up</text:span></text:p>
          </draw:text-box>
        </draw:frame>
        <anim:par presentation:node-type="timing-root">
          <anim:par smil:begin="id35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" presentation:presentation-page-layout-name="AL1T32" xml:id="id36" draw:id="id3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Down</text:span></text:p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" presentation:presentation-page-layout-name="AL1T32" xml:id="id37" draw:id="id3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Up</text:span></text:p>
          </draw:text-box>
        </draw:frame>
        <anim:par presentation:node-type="timing-root">
          <anim:par smil:begin="id37.begin">
            <anim:transitionFilter smil:dur="2s" smil:type="slideWipe" smil:subtype="from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" presentation:presentation-page-layout-name="AL1T32" xml:id="id38" draw:id="id3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Down</text:span></text:p>
          </draw:text-box>
        </draw:frame>
        <anim:par presentation:node-type="timing-root">
          <anim:par smil:begin="id38.begin">
            <anim:transitionFilter smil:dur="2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" presentation:presentation-page-layout-name="AL1T32" xml:id="id39" draw:id="id3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Up</text:span></text:p>
          </draw:text-box>
        </draw:frame>
        <anim:par presentation:node-type="timing-root">
          <anim:par smil:begin="id39.begin">
            <anim:transitionFilter smil:dur="2s" smil:type="slideWipe" smil:subtype="from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" presentation:presentation-page-layout-name="AL1T32" xml:id="id40" draw:id="id4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ssolve</text:span></text:p>
          </draw:text-box>
        </draw:frame>
        <anim:par presentation:node-type="timing-root">
          <anim:par smil:begin="id40.begin">
            <anim:transitionFilter smil:dur="2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" presentation:presentation-page-layout-name="AL1T32" xml:id="id41" draw:id="id4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Horizontal</text:span></text:p>
          </draw:text-box>
        </draw:frame>
        <anim:par presentation:node-type="timing-root">
          <anim:par smil:begin="id4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" presentation:presentation-page-layout-name="AL1T32" xml:id="id42" draw:id="id4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Vertical</text:span></text:p>
          </draw:text-box>
        </draw:frame>
        <anim:par presentation:node-type="timing-root">
          <anim:par smil:begin="id42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" presentation:presentation-page-layout-name="AL1T32" xml:id="id43" draw:id="id4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Smoothly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" presentation:presentation-page-layout-name="AL1T32" xml:id="id44" draw:id="id4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Down</text:span></text:p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" presentation:presentation-page-layout-name="AL1T32" xml:id="id45" draw:id="id4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Left</text:span></text:p>
          </draw:text-box>
        </draw:frame>
        <anim:par presentation:node-type="timing-root">
          <anim:par smil:begin="id4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" presentation:presentation-page-layout-name="AL1T32" xml:id="id46" draw:id="id4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Right</text:span></text:p>
          </draw:text-box>
        </draw:frame>
        <anim:par presentation:node-type="timing-root">
          <anim:par smil:begin="id46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" presentation:presentation-page-layout-name="AL1T32" xml:id="id47" draw:id="id4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Up</text:span></text:p>
          </draw:text-box>
        </draw:frame>
        <anim:par presentation:node-type="timing-root">
          <anim:par smil:begin="id4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" presentation:presentation-page-layout-name="AL1T32" xml:id="id48" draw:id="id4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In</text:span></text:p>
          </draw:text-box>
        </draw:frame>
        <anim:par presentation:node-type="timing-root">
          <anim:par smil:begin="id4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" presentation:presentation-page-layout-name="AL1T32" xml:id="id49" draw:id="id4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Out</text:span></text:p>
          </draw:text-box>
        </draw:frame>
        <anim:par presentation:node-type="timing-root">
          <anim:par smil:begin="id49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" presentation:presentation-page-layout-name="AL1T32" xml:id="id50" draw:id="id5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In</text:span></text:p>
          </draw:text-box>
        </draw:frame>
        <anim:par presentation:node-type="timing-root">
          <anim:par smil:begin="id50.begin">
            <anim:transitionFilter smil:dur="2s" smil:type="barnDoorWipe" smil:subtype="vertic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" presentation:presentation-page-layout-name="AL1T32" xml:id="id51" draw:id="id5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Out</text:span></text:p>
          </draw:text-box>
        </draw:frame>
        <anim:par presentation:node-type="timing-root">
          <anim:par smil:begin="id51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" presentation:presentation-page-layout-name="AL1T32" xml:id="id52" draw:id="id5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Down</text:span></text:p>
          </draw:text-box>
        </draw:frame>
        <anim:par presentation:node-type="timing-root">
          <anim:par smil:begin="id5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" presentation:presentation-page-layout-name="AL1T32" xml:id="id53" draw:id="id5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Up</text:span></text:p>
          </draw:text-box>
        </draw:frame>
        <anim:par presentation:node-type="timing-root">
          <anim:par smil:begin="id53.begin">
            <anim:transitionFilter smil:dur="2s" smil:type="waterfallWipe" smil:subtype="horizontal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" presentation:presentation-page-layout-name="AL1T32" xml:id="id54" draw:id="id5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Down</text:span></text:p>
          </draw:text-box>
        </draw:frame>
        <anim:par presentation:node-type="timing-root">
          <anim:par smil:begin="id54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" presentation:presentation-page-layout-name="AL1T32" xml:id="id55" draw:id="id5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Up</text:span></text:p>
          </draw:text-box>
        </draw:frame>
        <anim:par presentation:node-type="timing-root">
          <anim:par smil:begin="id55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" presentation:presentation-page-layout-name="AL1T32" xml:id="id56" draw:id="id5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lipping tiles</text:span></text:p>
          </draw:text-box>
        </draw:frame>
        <anim:par presentation:node-type="timing-root">
          <anim:par smil:begin="id5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" presentation:presentation-page-layout-name="AL1T32" xml:id="id57" draw:id="id5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Outside turning cube</text:span></text:p>
          </draw:text-box>
        </draw:frame>
        <anim:par presentation:node-type="timing-root">
          <anim:par smil:begin="id5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9" draw:master-page-name="Default" presentation:presentation-page-layout-name="AL1T32" xml:id="id58" draw:id="id5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evolving circles</text:span></text:p>
          </draw:text-box>
        </draw:frame>
        <anim:par presentation:node-type="timing-root">
          <anim:par smil:begin="id5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0" draw:master-page-name="Default" presentation:presentation-page-layout-name="AL1T32" xml:id="id59" draw:id="id5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ing helix</text:span></text:p>
          </draw:text-box>
        </draw:frame>
        <anim:par presentation:node-type="timing-root">
          <anim:par smil:begin="id5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61" draw:master-page-name="Default" presentation:presentation-page-layout-name="AL1T32" xml:id="id60" draw:id="id6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nside turning cube</text:span></text:p>
          </draw:text-box>
        </draw:frame>
        <anim:par presentation:node-type="timing-root">
          <anim:par smil:begin="id6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62" draw:master-page-name="Default" presentation:presentation-page-layout-name="AL1T32" xml:id="id61" draw:id="id6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ll</text:span></text:p>
          </draw:text-box>
        </draw:frame>
        <anim:par presentation:node-type="timing-root">
          <anim:par smil:begin="id6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3" draw:master-page-name="Default" presentation:presentation-page-layout-name="AL1T32" xml:id="id62" draw:id="id6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around</text:span></text:p>
          </draw:text-box>
        </draw:frame>
        <anim:par presentation:node-type="timing-root">
          <anim:par smil:begin="id6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4" draw:master-page-name="Default" presentation:presentation-page-layout-name="AL1T32" xml:id="id63" draw:id="id6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ris</text:span></text:p>
          </draw:text-box>
        </draw:frame>
        <anim:par presentation:node-type="timing-root">
          <anim:par smil:begin="id6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5" draw:master-page-name="Default" presentation:presentation-page-layout-name="AL1T32" xml:id="id64" draw:id="id6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down</text:span></text:p>
          </draw:text-box>
        </draw:frame>
        <anim:par presentation:node-type="timing-root">
          <anim:par smil:begin="id6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6" draw:master-page-name="Default" presentation:presentation-page-layout-name="AL1T32" xml:id="id65" draw:id="id6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ochade</text:span></text:p>
          </draw:text-box>
        </draw:frame>
        <anim:par presentation:node-type="timing-root">
          <anim:par smil:begin="id6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7" draw:master-page-name="Default" presentation:presentation-page-layout-name="AL1T32" xml:id="id66" draw:id="id6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Vertical</text:span></text:p>
          </draw:text-box>
        </draw:frame>
        <anim:par presentation:node-type="timing-root">
          <anim:par smil:begin="id6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8" draw:master-page-name="Default" presentation:presentation-page-layout-name="AL1T32" xml:id="id67" draw:id="id6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Horizontal</text:span></text:p>
          </draw:text-box>
        </draw:frame>
        <anim:par presentation:node-type="timing-root">
          <anim:par smil:begin="id67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9" draw:master-page-name="Default" presentation:presentation-page-layout-name="AL1T32" xml:id="id68" draw:id="id6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tatic</text:span></text:p>
          </draw:text-box>
        </draw:frame>
        <anim:par presentation:node-type="timing-root">
          <anim:par smil:begin="id68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0" draw:master-page-name="Default" presentation:presentation-page-layout-name="AL1T32" xml:id="id69" draw:id="id6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ine Dissolve</text:span></text:p>
          </draw:text-box>
        </draw:frame>
        <anim:par presentation:node-type="timing-root">
          <anim:par smil:begin="id6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1" draw:master-page-name="Default" presentation:presentation-page-layout-name="AL1T32" xml:id="id70" draw:id="id7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ortex</text:span></text:p>
          </draw:text-box>
        </draw:frame>
        <anim:par presentation:node-type="timing-root">
          <anim:par smil:begin="id7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2" draw:master-page-name="Default" presentation:presentation-page-layout-name="AL1T32" xml:id="id71" draw:id="id7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ipple</text:span></text:p>
          </draw:text-box>
        </draw:frame>
        <anim:par presentation:node-type="timing-root">
          <anim:par smil:begin="id7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3" draw:master-page-name="Default" presentation:presentation-page-layout-name="AL1T32" xml:id="id72" draw:id="id7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Glitter</text:p>
          </draw:text-box>
        </draw:frame>
        <anim:par presentation:node-type="timing-root">
          <anim:par smil:begin="id72.begin">
            <anim:transitionFilter smil:dur="2s" smil:type="miscShapeWipe" smil:subtype="diamond"/>
          </anim:par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74" draw:master-page-name="Default" presentation:presentation-page-layout-name="AL1T32" xml:id="id73" draw:id="id7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Newsflash</text:span></text:p>
          </draw:text-box>
        </draw:frame>
        <anim:par presentation:node-type="timing-root">
          <anim:par smil:begin="id73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ecf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aecf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19:11.174032624</meta:creation-date>
    <dc:date>2015-11-13T10:02:47.531037751</dc:date>
    <meta:editing-duration>PT57M</meta:editing-duration>
    <meta:editing-cycles>22</meta:editing-cycles>
    <meta:generator>LibreOfficeDev/5.1.0.0.alpha1$Linux_X86_64 LibreOffice_project/18cd4b273f3781620ecb8dd68e6d616bba498992</meta:generator>
    <meta:document-statistic meta:object-count="240"/>
  </office:meta>
</office:document-meta>
</file>